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096" officeooo:paragraph-rsid="00178096"/>
    </style:style>
    <style:style style:name="T1" style:family="text">
      <style:text-properties officeooo:rsid="00189843"/>
    </style:style>
    <style:style style:name="T2" style:family="text">
      <style:text-properties officeooo:rsid="00189b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Lab #4</text:p>
      <text:p text:style-name="P1">Timothy Ford</text:p>
      <text:p text:style-name="P1"/>
      <text:p text:style-name="P1">1. The function call is what gives the process a piece of work to do. If we remove the function call, the process does nothing, but if we leave a print in it, that adds latency. Thus we can get an idea for how expensive it is to create a thread/process by giving it a function to call but not doing anything to introduce latency in the function it calls.</text:p>
      <text:p text:style-name="P1"/>
      <text:p text:style-name="P1">2.</text:p>
      <text:p text:style-name="P1">a) Yes, pretty substantial because we eliminated a for loop</text:p>
      <text:p text:style-name="P1">b) Don’t we have a call that can just wait until they are all finished and that would be the smarter way to make sure all the threads are taken care of?</text:p>
      <text:p text:style-name="P1"/>
      <text:p text:style-name="P1">3.</text:p>
      <text:p text:style-name="P1">a) Threads are faster</text:p>
      <text:p text:style-name="P1">b) Threads don’t copy the memory/essentially have a lot less ‘startup cost’ associated with them. </text:p>
      <text:p text:style-name="P1"/>
      <text:p text:style-name="P1">4. <text:span text:style-name="T1">You can get which thread you are on/is active from the ID from pthread_self, you can use THREAD_COMPLETE pointer to determine if a thread is still running, and </text:span><text:span text:style-name="T2">then you can observe what happens in the runn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11:19:36.695000000</meta:creation-date>
    <dc:date>2021-03-19T11:42:26.534000000</dc:date>
    <meta:editing-duration>PT2M29S</meta:editing-duration>
    <meta:editing-cycles>1</meta:editing-cycles>
    <meta:document-statistic meta:table-count="0" meta:image-count="0" meta:object-count="0" meta:page-count="1" meta:paragraph-count="10" meta:word-count="176" meta:character-count="920" meta:non-whitespace-character-count="753"/>
    <meta:generator>LibreOffice/7.1.0.3$Windows_X86_64 LibreOffice_project/f6099ecf3d29644b5008cc8f48f42f4a40986e4c</meta:generator>
  </office:meta>
</office:document-meta>
</file>